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252cm" fo:margin-left="0.501cm" table:align="left" style:writing-mode="lr-tb"/>
    </style:style>
    <style:style style:name="Tabelle1.A" style:family="table-column">
      <style:table-column-properties style:column-width="4.748cm"/>
    </style:style>
    <style:style style:name="Tabelle1.B" style:family="table-column">
      <style:table-column-properties style:column-width="10.502cm"/>
    </style:style>
    <style:style style:name="Tabelle1.1" style:family="table-row">
      <style:table-row-properties fo:keep-together="auto"/>
    </style:style>
    <style:style style:name="Tabelle1.A1" style:family="table-cell">
      <style:table-cell-properties fo:background-color="#4f81bd" fo:padding-left="0.191cm" fo:padding-right="0.191cm" fo:padding-top="0cm" fo:padding-bottom="0cm" fo:border-left="1pt solid #4f81bd" fo:border-right="none" fo:border-top="1pt solid #4f81bd" fo:border-bottom="none">
        <style:background-image/>
      </style:table-cell-properties>
    </style:style>
    <style:style style:name="Tabelle1.B1" style:family="table-cell">
      <style:table-cell-properties fo:background-color="#ffffff" fo:padding-left="0.191cm" fo:padding-right="0.191cm" fo:padding-top="0cm" fo:padding-bottom="0cm" fo:border="1pt solid #4f81bd">
        <style:background-image/>
      </style:table-cell-properties>
    </style:style>
    <style:style style:name="Tabelle1.A2" style:family="table-cell">
      <style:table-cell-properties fo:background-color="#4f81bd" fo:padding-left="0.191cm" fo:padding-right="0.191cm" fo:padding-top="0cm" fo:padding-bottom="0cm" fo:border="1pt solid #4f81bd">
        <style:background-image/>
      </style:table-cell-properties>
    </style:style>
    <style:style style:name="Tabelle1.B2" style:family="table-cell">
      <style:table-cell-properties fo:padding-left="0.191cm" fo:padding-right="0.191cm" fo:padding-top="0cm" fo:padding-bottom="0cm" fo:border="1pt solid #4f81bd"/>
    </style:style>
    <style:style style:name="Tabelle1.A3" style:family="table-cell">
      <style:table-cell-properties fo:background-color="#4f81bd" fo:padding-left="0.191cm" fo:padding-right="0.191cm" fo:padding-top="0cm" fo:padding-bottom="0cm" fo:border-left="1pt solid #4f81bd" fo:border-right="none" fo:border-top="none" fo:border-bottom="none">
        <style:background-image/>
      </style:table-cell-properties>
    </style:style>
    <style:style style:name="Tabelle1.B3" style:family="table-cell">
      <style:table-cell-properties fo:padding-left="0.191cm" fo:padding-right="0.191cm" fo:padding-top="0cm" fo:padding-bottom="0cm" fo:border="1pt solid #4f81bd"/>
    </style:style>
    <style:style style:name="Tabelle1.B4" style:family="table-cell">
      <style:table-cell-properties fo:padding-left="0.191cm" fo:padding-right="0.191cm" fo:padding-top="0cm" fo:padding-bottom="0cm" fo:border="1pt solid #4f81bd"/>
    </style:style>
    <style:style style:name="Tabelle2" style:family="table">
      <style:table-properties style:width="15.692cm" fo:margin-left="0.501cm" table:align="left" style:writing-mode="lr-tb"/>
    </style:style>
    <style:style style:name="Tabelle2.A" style:family="table-column">
      <style:table-column-properties style:column-width="3.332cm"/>
    </style:style>
    <style:style style:name="Tabelle2.B" style:family="table-column">
      <style:table-column-properties style:column-width="2.425cm"/>
    </style:style>
    <style:style style:name="Tabelle2.C" style:family="table-column">
      <style:table-column-properties style:column-width="9.934cm"/>
    </style:style>
    <style:style style:name="Tabelle2.1" style:family="table-row">
      <style:table-row-properties fo:keep-together="auto"/>
    </style:style>
    <style:style style:name="Tabelle2.A1" style:family="table-cell">
      <style:table-cell-properties fo:background-color="#4f81bd" fo:padding-left="0.191cm" fo:padding-right="0.191cm" fo:padding-top="0cm" fo:padding-bottom="0cm" fo:border-left="1pt solid #4f81bd" fo:border-right="none" fo:border-top="1pt solid #4f81bd" fo:border-bottom="none">
        <style:background-image/>
      </style:table-cell-properties>
    </style:style>
    <style:style style:name="Tabelle2.B1" style:family="table-cell">
      <style:table-cell-properties fo:background-color="#4f81bd" fo:padding-left="0.191cm" fo:padding-right="0.191cm" fo:padding-top="0cm" fo:padding-bottom="0cm" fo:border-left="none" fo:border-right="none" fo:border-top="1pt solid #4f81bd" fo:border-bottom="none">
        <style:background-image/>
      </style:table-cell-properties>
    </style:style>
    <style:style style:name="Tabelle2.C1" style:family="table-cell">
      <style:table-cell-properties fo:background-color="#4f81bd" fo:padding-left="0.191cm" fo:padding-right="0.191cm" fo:padding-top="0cm" fo:padding-bottom="0cm" fo:border-left="none" fo:border-right="1pt solid #4f81bd" fo:border-top="1pt solid #4f81bd" fo:border-bottom="none">
        <style:background-image/>
      </style:table-cell-properties>
    </style:style>
    <style:style style:name="Tabelle2.A2" style:family="table-cell">
      <style:table-cell-properties fo:padding-left="0.191cm" fo:padding-right="0.191cm" fo:padding-top="0cm" fo:padding-bottom="0cm" fo:border="1pt solid #4f81bd"/>
    </style:style>
    <style:style style:name="Tabelle2.B2" style:family="table-cell">
      <style:table-cell-properties fo:padding-left="0.191cm" fo:padding-right="0.191cm" fo:padding-top="0cm" fo:padding-bottom="0cm" fo:border="1pt solid #4f81bd"/>
    </style:style>
    <style:style style:name="Tabelle2.C2" style:family="table-cell">
      <style:table-cell-properties fo:padding-left="0.191cm" fo:padding-right="0.191cm" fo:padding-top="0cm" fo:padding-bottom="0cm" fo:border="1pt solid #4f81bd"/>
    </style:style>
    <style:style style:name="Tabelle2.A3" style:family="table-cell">
      <style:table-cell-properties fo:padding-left="0.191cm" fo:padding-right="0.191cm" fo:padding-top="0cm" fo:padding-bottom="0cm" fo:border-left="1pt solid #4f81bd" fo:border-right="none" fo:border-top="none" fo:border-bottom="none"/>
    </style:style>
    <style:style style:name="Tabelle2.B3" style:family="table-cell">
      <style:table-cell-properties fo:padding-left="0.191cm" fo:padding-right="0.191cm" fo:padding-top="0cm" fo:padding-bottom="0cm" fo:border="none"/>
    </style:style>
    <style:style style:name="Tabelle2.C3" style:family="table-cell">
      <style:table-cell-properties fo:padding-left="0.191cm" fo:padding-right="0.191cm" fo:padding-top="0cm" fo:padding-bottom="0cm" fo:border-left="none" fo:border-right="1pt solid #4f81bd" fo:border-top="none" fo:border-bottom="none"/>
    </style:style>
    <style:style style:name="Tabelle2.A4" style:family="table-cell">
      <style:table-cell-properties fo:padding-left="0.191cm" fo:padding-right="0.191cm" fo:padding-top="0cm" fo:padding-bottom="0cm" fo:border="1pt solid #4f81bd"/>
    </style:style>
    <style:style style:name="Tabelle2.B4" style:family="table-cell">
      <style:table-cell-properties fo:padding-left="0.191cm" fo:padding-right="0.191cm" fo:padding-top="0cm" fo:padding-bottom="0cm" fo:border="1pt solid #4f81bd"/>
    </style:style>
    <style:style style:name="Tabelle2.C4" style:family="table-cell">
      <style:table-cell-properties fo:padding-left="0.191cm" fo:padding-right="0.191cm" fo:padding-top="0cm" fo:padding-bottom="0cm" fo:border="1pt solid #4f81bd"/>
    </style:style>
    <style:style style:name="Tabelle2.A5" style:family="table-cell">
      <style:table-cell-properties fo:padding-left="0.191cm" fo:padding-right="0.191cm" fo:padding-top="0cm" fo:padding-bottom="0cm" fo:border-left="1pt solid #4f81bd" fo:border-right="none" fo:border-top="none" fo:border-bottom="none"/>
    </style:style>
    <style:style style:name="Tabelle2.B5" style:family="table-cell">
      <style:table-cell-properties fo:padding-left="0.191cm" fo:padding-right="0.191cm" fo:padding-top="0cm" fo:padding-bottom="0cm" fo:border="none"/>
    </style:style>
    <style:style style:name="Tabelle2.C5" style:family="table-cell">
      <style:table-cell-properties fo:padding-left="0.191cm" fo:padding-right="0.191cm" fo:padding-top="0cm" fo:padding-bottom="0cm" fo:border-left="none" fo:border-right="1pt solid #4f81bd" fo:border-top="none" fo:border-bottom="none"/>
    </style:style>
    <style:style style:name="Tabelle2.A6" style:family="table-cell">
      <style:table-cell-properties fo:padding-left="0.191cm" fo:padding-right="0.191cm" fo:padding-top="0cm" fo:padding-bottom="0cm" fo:border="1pt solid #4f81bd"/>
    </style:style>
    <style:style style:name="Tabelle2.B6" style:family="table-cell">
      <style:table-cell-properties fo:padding-left="0.191cm" fo:padding-right="0.191cm" fo:padding-top="0cm" fo:padding-bottom="0cm" fo:border="1pt solid #4f81bd"/>
    </style:style>
    <style:style style:name="Tabelle2.C6" style:family="table-cell">
      <style:table-cell-properties fo:padding-left="0.191cm" fo:padding-right="0.191cm" fo:padding-top="0cm" fo:padding-bottom="0cm" fo:border="1pt solid #4f81bd"/>
    </style:style>
    <style:style style:name="Tabelle2.A7" style:family="table-cell">
      <style:table-cell-properties fo:padding-left="0.191cm" fo:padding-right="0.191cm" fo:padding-top="0cm" fo:padding-bottom="0cm" fo:border-left="1pt solid #4f81bd" fo:border-right="none" fo:border-top="none" fo:border-bottom="1pt solid #4f81bd"/>
    </style:style>
    <style:style style:name="Tabelle2.B7" style:family="table-cell">
      <style:table-cell-properties fo:padding-left="0.191cm" fo:padding-right="0.191cm" fo:padding-top="0cm" fo:padding-bottom="0cm" fo:border-left="none" fo:border-right="none" fo:border-top="none" fo:border-bottom="1pt solid #4f81bd"/>
    </style:style>
    <style:style style:name="Tabelle2.C7" style:family="table-cell">
      <style:table-cell-properties fo:padding-left="0.191cm" fo:padding-right="0.191cm" fo:padding-top="0cm" fo:padding-bottom="0cm" fo:border-left="none" fo:border-right="1pt solid #4f81bd" fo:border-top="none" fo:border-bottom="1pt solid #4f81bd"/>
    </style:style>
    <style:style style:name="P1" style:family="paragraph" style:parent-style-name="Standard">
      <style:paragraph-properties fo:margin-left="0cm" fo:margin-right="0cm" fo:text-indent="0cm" style:auto-text-indent="false"/>
      <style:text-properties fo:color="#365f91" fo:font-size="13pt" fo:font-weight="bold" style:font-size-asian="13pt" style:font-weight-asian="bold" style:font-name-complex="F" style:font-size-complex="13pt" style:font-weight-complex="bold"/>
    </style:style>
    <style:style style:name="P2" style:family="paragraph" style:parent-style-name="Standard">
      <style:paragraph-properties fo:margin-left="0cm" fo:margin-right="0cm" fo:margin-top="0cm" fo:margin-bottom="0cm" style:contextual-spacing="false" fo:line-height="100%" fo:text-indent="0cm" style:auto-text-indent="false"/>
      <style:text-properties fo:color="#ffffff" fo:font-weight="bold" style:font-weight-asian="bold" style:font-weight-complex="bold"/>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fo:font-weight="bold" style:font-weight-asian="bold"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style:tab-stops>
          <style:tab-stop style:position="5.251cm"/>
        </style:tab-stops>
      </style:paragraph-properties>
    </style:style>
    <style:style style:name="P5" style:family="paragraph" style:parent-style-name="Standard">
      <style:paragraph-properties fo:margin-left="0cm" fo:margin-right="0cm" fo:margin-top="0cm" fo:margin-bottom="0cm" style:contextual-spacing="true" fo:line-height="100%" fo:text-indent="0cm" style:auto-text-indent="false">
        <style:tab-stops>
          <style:tab-stop style:position="5.251cm"/>
        </style:tab-stops>
      </style:paragraph-properties>
      <style:text-properties fo:color="#ffffff" fo:font-weight="bold" style:font-weight-asian="bold" style:font-weight-complex="bold"/>
    </style:style>
    <style:style style:name="P6" style:family="paragraph" style:parent-style-name="Standard">
      <style:paragraph-properties fo:margin-left="0cm" fo:margin-right="0cm" fo:margin-top="0cm" fo:margin-bottom="0cm" style:contextual-spacing="true" fo:line-height="100%" fo:text-indent="0cm" style:auto-text-indent="false">
        <style:tab-stops>
          <style:tab-stop style:position="5.251cm"/>
        </style:tab-stops>
      </style:paragraph-properties>
    </style:style>
    <style:style style:name="P7" style:family="paragraph" style:parent-style-name="Standard">
      <style:paragraph-properties fo:margin-top="0cm" fo:margin-bottom="0cm" style:contextual-spacing="false" fo:line-height="100%"/>
    </style:style>
    <style:style style:name="P8" style:family="paragraph" style:parent-style-name="Standard">
      <style:paragraph-properties fo:margin-top="0cm" fo:margin-bottom="0cm" style:contextual-spacing="false" fo:line-height="100%"/>
      <style:text-properties fo:color="#ffffff" fo:font-weight="bold" style:font-weight-asian="bold" style:font-weight-complex="bold"/>
    </style:style>
    <style:style style:name="P9" style:family="paragraph" style:parent-style-name="Standard">
      <style:paragraph-properties fo:margin-top="0cm" fo:margin-bottom="0cm" style:contextual-spacing="false" fo:line-height="100%"/>
      <style:text-properties fo:font-weight="bold" style:font-weight-asian="bold" style:font-weight-complex="bold"/>
    </style:style>
    <style:style style:name="P10" style:family="paragraph" style:parent-style-name="Standard">
      <style:paragraph-properties fo:margin-left="0.63cm" fo:margin-right="0cm" fo:margin-top="0cm" fo:margin-bottom="0cm" style:contextual-spacing="false" fo:text-indent="0cm" style:auto-text-indent="false"/>
    </style:style>
    <style:style style:name="P11" style:family="paragraph" style:parent-style-name="Heading_20_1" style:master-page-name="Standard">
      <style:paragraph-properties style:page-number="auto"/>
    </style:style>
    <style:style style:name="P12" style:family="paragraph" style:parent-style-name="Heading_20_2" style:list-style-name="WWNum4"/>
    <style:style style:name="P13" style:family="paragraph" style:parent-style-name="Heading_20_2" style:list-style-name="WWNum4">
      <style:paragraph-properties fo:break-before="page"/>
    </style:style>
    <style:style style:name="P14" style:family="paragraph" style:parent-style-name="List_20_Paragraph" style:list-style-name="WWNum8"/>
    <style:style style:name="T1" style:family="text">
      <style:text-properties fo:color="#00000a" fo:font-weight="normal" style:font-weight-asian="normal"/>
    </style:style>
    <style:style style:name="T2" style:family="text">
      <style:text-properties fo:color="#ffffff"/>
    </style:style>
    <style:style style:name="T3" style:family="text">
      <style:text-properties fo:font-size="14pt" style:font-size-asian="14pt" style:font-name-complex="F"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rojektskizze</text:h>
      <text:list xml:id="list30251937" text:style-name="WWNum4">
        <text:list-item>
          <text:p text:style-name="P12">Idee</text:p>
        </text:list-item>
      </text:list>
      <text:p text:style-name="Standard">Bei der geplanten Applikation handelt es sich, um ein Videospiel für Android Mobiltelefone mit dem Thema kämpfen und überleben im Weltraum.</text:p>
      <text:p text:style-name="Standard">Der Spieler steuert ein Raumschiff, mit welchem er Gegner bekämpft und Hindernissen ausweicht. Zudem hat er die Möglichkeit sein Raumschiff durch Upgrades und Schilder von vernichteten Gegnern zu verbessern.</text:p>
      <text:p text:style-name="Standard">Das Spiel wird als horizontaler Shooter umgesetzt, bei dem der Schwierigkeitsgrad in Abhängigkeit zur Überlebensdauer steigt.</text:p>
      <text:list xml:id="list30276311" text:continue-numbering="true" text:style-name="WWNum4">
        <text:list-item>
          <text:p text:style-name="P12">Hauptanwendungsfall</text:p>
        </text:list-item>
      </text:list>
      <text:p text:style-name="Standard">Der Anwender startet die Applikation. Es erscheint das Hauptmenü in welchem der Anwender die Rangliste anzeigen lassen, Optionen einstellen, die Applikation verlassen oder das Spiel starten kann.</text:p>
      <text:p text:style-name="Standard">Startet der Anwender das Spiel, so erhält er Kontrolle über ein Raumschiff mit welchem er durch die unendlichen Weiten des Kosmos fliegt, wobei er unterschiedliche Welten zu sehen bekommt.</text:p>
      <text:p text:style-name="Standard">In einer solchen Welt trifft der Spieler auf diverse Raumschiffe, Meteoriten und andere Hindernisse, welche den Spieler vernichten können. Einige Typen von Hindernissen können wie gegnerische Raumschiffe zerstört werden, anderen muss der Spieler geschickt ausweichen.</text:p>
      <text:p text:style-name="Standard">Je länger der Spieler in der feindlichen Umgebung überlebt, desto mehr Punkte erhält er. Zusätzlich geben die verschiedenen Typen von Gegnern und Hindernissen eine unterschiedliche Anzahl Punkte wenn diese zerstört werden. Gegnerische Raumschiffe geben merklich mehr Punkte, da solche im Gegensatz zu Hindernissen auch zurückfeuern können.</text:p>
      <text:p text:style-name="Standard">Sollte das Raumschiff des Spielers zerstört werden, so wird seine erreichte Punktezahl angezeigt und er kann seinen Namen für die Rangliste eingeben. Danach wird der Spieler wieder auf den Startbildschirm zurückgeführt.</text:p>
      <text:p text:style-name="P1"/>
      <text:list xml:id="list30262837" text:continue-numbering="true" text:style-name="WWNum4">
        <text:list-item>
          <text:p text:style-name="P13">Weitere Anforderungen</text:p>
        </text:list-item>
      </text:list>
      <text:h text:style-name="Heading_20_3" text:outline-level="3">Spiel Optionen:</text:h>
      <text:list xml:id="list30253660" text:style-name="WWNum8">
        <text:list-item>
          <text:p text:style-name="P14">Ambiente-Musik ein und ausschalten</text:p>
        </text:list-item>
        <text:list-item>
          <text:p text:style-name="P14">Soundeffekte ein und ausschalten</text:p>
        </text:list-item>
        <text:list-item>
          <text:p text:style-name="P14">Steuerung umstellen</text:p>
        </text:list-item>
      </text:list>
      <text:h text:style-name="Heading_20_3" text:outline-level="3">Abgrenzungen:</text:h>
      <text:p text:style-name="Standard">Um das Spiel spielen zu können, wird mindestens die Android Version 2.3.3 mit OpenGL Unterstützung vorausgesetzt.</text:p>
      <text:h text:style-name="Heading_20_3" text:outline-level="3">Nicht Funktionale Anforderungen:</text:h>
      <text:list xml:id="list30258129" text:continue-numbering="true" text:style-name="WWNum8">
        <text:list-item>
          <text:p text:style-name="P14">Die Bedienung soll Intuitiv bedienbar sein, damit ein Anwender nicht durch komplizierte Anleitungen frustriert wird und sofort den vollen Spielspass geniessen kann.</text:p>
        </text:list-item>
        <text:list-item>
          <text:p text:style-name="P14">Die Applikation wird so designet, dass sie den GooglePlay Normen entspricht und dort verfügbar gemacht werden kann.</text:p>
        </text:list-item>
      </text:list>
      <text:h text:style-name="Heading_20_3" text:outline-level="3">Weiterführende Ideen:</text:h>
      <text:list xml:id="list30263633" text:continue-numbering="true" text:style-name="WWNum8">
        <text:list-item>
          <text:p text:style-name="P14">Einstellbarer Schwierigkeitsgrad</text:p>
        </text:list-item>
        <text:list-item>
          <text:p text:style-name="P14">Time-Attack Modus</text:p>
        </text:list-item>
        <text:list-item>
          <text:p text:style-name="P14">Auswahl unterschiedlicher Raumschiffe</text:p>
        </text:list-item>
        <text:list-item>
          <text:p text:style-name="P14">Online Rangliste</text:p>
        </text:list-item>
      </text:list>
      <text:list xml:id="list30262665" text:continue-list="list30262837" text:style-name="WWNum4">
        <text:list-item>
          <text:p text:style-name="P12">Ressourcen</text:p>
        </text:list-item>
      </text:list>
      <text:p text:style-name="Standard">Das Projekt wird basierend auf einem OpenGL-Framework realisiert. Bei den Human Ressources stehen uns von den vier Teammitgliedern folgende Fähigkeiten zu Verfügung:</text:p>
      <table:table table:name="Tabelle1" table:style-name="Tabelle1">
        <table:table-column table:style-name="Tabelle1.A"/>
        <table:table-column table:style-name="Tabelle1.B"/>
        <table:table-row table:style-name="Tabelle1.1">
          <table:table-cell table:style-name="Tabelle1.A1" office:value-type="string">
            <text:p text:style-name="P2">Arizcorreta Rafael</text:p>
          </table:table-cell>
          <table:table-cell table:style-name="Tabelle1.B1" office:value-type="string">
            <text:p text:style-name="P5">Viel Erfahrung mit Java und Android-Kenntnisse.</text:p>
          </table:table-cell>
        </table:table-row>
        <table:table-row table:style-name="Tabelle1.1">
          <table:table-cell table:style-name="Tabelle1.A2" office:value-type="string">
            <text:p text:style-name="P3"><text:span text:style-name="T2">Hermann Christoph</text:span></text:p>
          </table:table-cell>
          <table:table-cell table:style-name="Tabelle1.B2" office:value-type="string">
            <text:p text:style-name="P6">Viel Erfahrung mit Java und Android-Kenntnisse.</text:p>
          </table:table-cell>
        </table:table-row>
        <table:table-row table:style-name="Tabelle1.1">
          <table:table-cell table:style-name="Tabelle1.A3" office:value-type="string">
            <text:p text:style-name="P3"><text:span text:style-name="T2">Magalhães-Ferreira Daniel</text:span></text:p>
          </table:table-cell>
          <table:table-cell table:style-name="Tabelle1.B3" office:value-type="string">
            <text:p text:style-name="P6">Erfahrung mit Java und Projektmanagement-Kenntnisse</text:p>
          </table:table-cell>
        </table:table-row>
        <table:table-row table:style-name="Tabelle1.1">
          <table:table-cell table:style-name="Tabelle1.A2" office:value-type="string">
            <text:p text:style-name="P3"><text:span text:style-name="T2">Spörri Raphael</text:span></text:p>
          </table:table-cell>
          <table:table-cell table:style-name="Tabelle1.B4" office:value-type="string">
            <text:p text:style-name="P4">Viel Erfahrung mit Java und Projektmanagement-Kenntnisse</text:p>
          </table:table-cell>
        </table:table-row>
      </table:table>
      <text:p text:style-name="Standard">Für die Versionsverwaltung wird die freie Software Git v<text:bookmark text:name="_GoBack"/>erwendet.</text:p>
      <text:p text:style-name="Standard">Das Knowhow für die Entwicklung mit dem LibGDX-Framework, sowie für das Designen der benötigten Grafiken muss noch aufgebaut werden.</text:p>
      <text:p text:style-name="Standard">Der Gesamtaufwand für das Software Produkt wird auf ca. 10 „Mann-Wochen“ geschätzt.<text:tab/></text:p>
      <text:list xml:id="list30266278" text:continue-numbering="true" text:style-name="WWNum4">
        <text:list-item>
          <text:p text:style-name="P12">Risiken</text:p>
        </text:list-item>
      </text:list>
      <text:p text:style-name="Standard">Da LibGDX ein uns noch nicht bekanntes Framework ist, birgt es die Gefahr, dass damit nicht alle Ziele ordnungsgemäss erreicht werden können. In diesem Falle müsste innerhalb kurzer Zeit auf ein anderes Framework ausgewichen werden, welches unseren Anforderungen gerecht würde.</text:p>
      <text:p text:style-name="Standard">Sollte der unwahrscheinliche Fall eintreten, dass die Weiterentwicklung und Unterstützung <text:s/>des Android-OS während der Projektzeit eingestellt wird, so hätten wir keine Grundlage für die Entwicklung der Applikation.</text:p>
      <text:p text:style-name="P1"><text:soft-page-break/></text:p>
      <text:list xml:id="list30258744" text:continue-numbering="true" text:style-name="WWNum4">
        <text:list-item>
          <text:p text:style-name="P13">Grobplanung</text:p>
        </text:list-item>
      </text:list>
      <text:p text:style-name="Standard">Die Gesamtdauer des Projekts beträgt 12 Wochen. Pro Woche arbeitet jeder Entwickler 8 Stunden am Projekt. Die Planung erfolgt gemäss Unified Process mit einer Iterationsdauer von 2 Wochen.</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8">Phase</text:p>
          </table:table-cell>
          <table:table-cell table:style-name="Tabelle2.B1" office:value-type="string">
            <text:p text:style-name="P8">Iteration</text:p>
          </table:table-cell>
          <table:table-cell table:style-name="Tabelle2.C1" office:value-type="string">
            <text:p text:style-name="P8">Ziele</text:p>
          </table:table-cell>
        </table:table-row>
        <table:table-row table:style-name="Tabelle2.1">
          <table:table-cell table:style-name="Tabelle2.A2" office:value-type="string">
            <text:p text:style-name="P9">Inception</text:p>
          </table:table-cell>
          <table:table-cell table:style-name="Tabelle2.B2" office:value-type="string">
            <text:p text:style-name="P7">1</text:p>
          </table:table-cell>
          <table:table-cell table:style-name="Tabelle2.C2" office:value-type="string">
            <text:p text:style-name="P7">Projektskizze erstellt, Architektur skizziert</text:p>
          </table:table-cell>
        </table:table-row>
        <table:table-row table:style-name="Tabelle2.1">
          <table:table-cell table:style-name="Tabelle2.A3" office:value-type="string">
            <text:p text:style-name="P9">Elaboration</text:p>
          </table:table-cell>
          <table:table-cell table:style-name="Tabelle2.B3" office:value-type="string">
            <text:p text:style-name="P7">2</text:p>
          </table:table-cell>
          <table:table-cell table:style-name="Tabelle2.C3" office:value-type="string">
            <text:p text:style-name="P7">60 % der Anwendungsfälle detailliert ausformuliert, Rest identifiziert und priorisiert, 1. Entwurf Domänenmodell</text:p>
          </table:table-cell>
        </table:table-row>
        <table:table-row table:style-name="Tabelle2.1">
          <table:table-cell table:style-name="Tabelle2.A4" office:value-type="string">
            <text:p text:style-name="P9"/>
          </table:table-cell>
          <table:table-cell table:style-name="Tabelle2.B4" office:value-type="string">
            <text:p text:style-name="P7">3</text:p>
          </table:table-cell>
          <table:table-cell table:style-name="Tabelle2.C4" office:value-type="string">
            <text:p text:style-name="P7">90 % der Anwendungsfälle detailliert ausformuliert, Domänenmodell fertig und Architektur stabil</text:p>
          </table:table-cell>
        </table:table-row>
        <table:table-row table:style-name="Tabelle2.1">
          <table:table-cell table:style-name="Tabelle2.A5" office:value-type="string">
            <text:p text:style-name="P9">Construction</text:p>
          </table:table-cell>
          <table:table-cell table:style-name="Tabelle2.B5" office:value-type="string">
            <text:p text:style-name="P7">4</text:p>
          </table:table-cell>
          <table:table-cell table:style-name="Tabelle2.C5" office:value-type="string">
            <text:p text:style-name="P7">60 % der Anwendungsfälle realisiert und getestet, UI 30% fertig</text:p>
          </table:table-cell>
        </table:table-row>
        <table:table-row table:style-name="Tabelle2.1">
          <table:table-cell table:style-name="Tabelle2.A6" office:value-type="string">
            <text:p text:style-name="P9"/>
          </table:table-cell>
          <table:table-cell table:style-name="Tabelle2.B6" office:value-type="string">
            <text:p text:style-name="P7">5</text:p>
          </table:table-cell>
          <table:table-cell table:style-name="Tabelle2.C6" office:value-type="string">
            <text:p text:style-name="P7">100 % der Anwendungsfälle realisiert und getestet, UI fertig</text:p>
          </table:table-cell>
        </table:table-row>
        <table:table-row table:style-name="Tabelle2.1">
          <table:table-cell table:style-name="Tabelle2.A7" office:value-type="string">
            <text:p text:style-name="P9">Transition</text:p>
          </table:table-cell>
          <table:table-cell table:style-name="Tabelle2.B7" office:value-type="string">
            <text:p text:style-name="P7">6</text:p>
          </table:table-cell>
          <table:table-cell table:style-name="Tabelle2.C7" office:value-type="string">
            <text:p text:style-name="P7">Systemtest und Dokumentation</text:p>
          </table:table-cell>
        </table:table-row>
      </table:table>
      <text:list xml:id="list30271557" text:continue-numbering="true" text:style-name="WWNum4">
        <text:list-item>
          <text:p text:style-name="P12">Kundennutzen</text:p>
        </text:list-item>
      </text:list>
      <text:p text:style-name="Standard">Der Hauptnutzen für den Kunden liegt, da es sich bei diesem Projekt um ein Videospiel handelt, im Spassfaktor. Das Spiel soll dazu dienen, alltägliche Wartezeiten wie beispielsweise eine Zugfahrt zu verschönern.</text:p>
      <text:p text:style-name="Standard">Das Spiel soll über den GooglePlay-Store gefunden und bezogen werden können.</text:p>
      <text:list xml:id="list30278548" text:continue-numbering="true" text:style-name="WWNum4">
        <text:list-item>
          <text:p text:style-name="P12">Wirtschaftlichkeit</text:p>
        </text:list-item>
      </text:list>
      <text:p text:style-name="Standard">Für das Projekt wird mit einem Kostenansatz von 200.- CHF pro Mannstunde gerechnet. Die geschätzte Entwicklungszeit beträgt 384 Mannstunden, was einen Gesamtkostenbetrag von 76‘800 CHF ergibt.</text:p>
      <text:p text:style-name="Standard">Die Applikation wird voraussichtlich zu einem Preis von 2.- CHF angeboten. Somit müssen 38‘400 Instanzen verkauft werden um die Produktionskosten zu decken.</text:p>
      <text:p text:style-name="Standard">Die Top-Seller Spiele derselben Kategorie wurden bis zu 10 Millionen mal verkauft, was darauf hindeutet, dass massiv mehr als nur 38‘400 Instanzen verkauft werd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mbria" fo:font-size="11pt" fo:language="de" fo:country="CH" style:letter-kerning="true" style:font-name-asian="SimSun" style:font-size-asian="11pt" style:language-asian="en" style:country-asian="US" style:font-name-complex="Cambri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635cm" fo:margin-right="0cm" fo:orphans="2" fo:widows="2" fo:text-indent="0cm" style:auto-text-indent="false" style:writing-mode="lr-tb"/>
      <style:text-properties style:use-window-font-color="true" style:font-name="Calibri" style:font-name-complex="Calibri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65f91" fo:font-size="18pt" fo:font-weight="bold" style:font-size-asian="18pt" style:font-weight-asian="bold" style:font-name-complex="F" style:font-size-complex="14pt" style:font-weight-complex="bold"/>
    </style:style>
    <style:style style:name="Heading_20_2" style:display-name="Heading 2" style:family="paragraph" style:parent-style-name="Standard" style:next-style-name="Text_20_body" style:list-style-name="WWNum4" style:class="text">
      <style:paragraph-properties fo:margin-top="0.353cm" fo:margin-bottom="0cm" style:contextual-spacing="false" fo:keep-together="always" fo:keep-with-next="always"/>
      <style:text-properties fo:color="#365f91"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365f91" fo:font-weight="bold" style:font-weight-asian="bold" style:font-name-complex="F"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libri" fo:font-size="18pt" fo:font-weight="bold" style:font-size-asian="18pt" style:font-weight-asian="bold" style:font-name-complex="F" style:font-size-complex="14pt" style:font-weight-complex="bold"/>
    </style:style>
    <style:style style:name="Überschrift_20_2_20_Zchn" style:display-name="Überschrift 2 Zchn" style:family="text" style:parent-style-name="Default_20_Paragraph_20_Font">
      <style:text-properties fo:color="#365f91" style:font-name="Calibri" fo:font-size="13pt" fo:font-weight="bold" style:font-size-asian="13pt" style:font-weight-asian="bold" style:font-name-complex="F" style:font-size-complex="13pt" style:font-weight-complex="bold"/>
    </style:style>
    <style:style style:name="Überschrift_20_3_20_Zchn" style:display-name="Überschrift 3 Zchn" style:family="text" style:parent-style-name="Default_20_Paragraph_20_Font">
      <style:text-properties fo:color="#365f91" style:font-name="Calibri" fo:font-weight="bold" style:font-weight-asian="bold" style:font-name-complex="F"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style:font-name-complex="Cambri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6.383cm" fo:margin-left="-0.191cm" table:align="left" style:writing-mode="lr-tb"/>
    </style:style>
    <style:style style:name="Tabelle3.A" style:family="table-column">
      <style:table-column-properties style:column-width="13.104cm"/>
    </style:style>
    <style:style style:name="Tabelle3.B" style:family="table-column">
      <style:table-column-properties style:column-width="3.277cm"/>
    </style:style>
    <style:style style:name="Tabelle3.1" style:family="table-row">
      <style:table-row-properties style:min-row-height="1.282cm" fo:keep-together="auto"/>
    </style:style>
    <style:style style:name="Tabelle3.A1" style:family="table-cell">
      <style:table-cell-properties style:border-line-width-right="0.018cm 0.018cm 0.018cm" fo:padding-left="0.191cm" fo:padding-right="0.191cm" fo:padding-top="0cm" fo:padding-bottom="0cm" fo:border-left="none" fo:border-right="1.5pt double #4f81bd" fo:border-top="none" fo:border-bottom="none"/>
    </style:style>
    <style:style style:name="Tabelle3.B1" style:family="table-cell">
      <style:table-cell-properties style:border-line-width-left="0.018cm 0.018cm 0.018cm" fo:padding-left="0.191cm" fo:padding-right="0.191cm" fo:padding-top="0cm" fo:padding-bottom="0cm" fo:border-left="1.5pt double #4f81bd" fo:border-right="none" fo:border-top="none" fo:border-bottom="none"/>
    </style:style>
    <style:style style:name="MP1" style:family="paragraph" style:parent-style-name="Standard">
      <style:paragraph-properties fo:margin-left="0.63cm" fo:margin-right="0cm" fo:margin-top="0cm" fo:margin-bottom="0cm" style:contextual-spacing="false" fo:text-indent="0cm" style:auto-text-inden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SEPS – Gruppe 1<text:tab/><text:tab/>ZHAW – Winterthur</text:p>
        <text:p text:style-name="Header">Space-Fighter Applikation<text:tab/><text:tab/>Technikumstrasse 9</text:p>
      </style:header>
      <style:footer>
        <table:table table:name="Tabelle3" table:style-name="Tabelle3">
          <table:table-column table:style-name="Tabelle3.A"/>
          <table:table-column table:style-name="Tabelle3.B"/>
          <table:table-row table:style-name="Tabelle3.1">
            <table:table-cell table:style-name="Tabelle3.A1" office:value-type="string">
              <text:p text:style-name="MP1">Arizcorreta Rafael, <text:s/>Hermann Christoph, <text:tab/></text:p>
              <text:p text:style-name="Standard">Magalhães-Ferreira Daniel, Spörri Raphael</text:p>
            </table:table-cell>
            <table:table-cell table:style-name="Tabelle3.B1" office:value-type="string">
              <text:p text:style-name="Standard"><text:page-number text:select-page="current">4</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dc:creator>Raphael Spoerri</dc:creator>
    <meta:editing-cycles>4</meta:editing-cycles>
    <meta:print-date>2012-10-01T19:04:00</meta:print-date>
    <meta:creation-date>2012-09-30T19:40:00</meta:creation-date>
    <dc:date>2012-10-01T19:05:00</dc:date>
    <meta:editing-duration>P0D</meta:editing-duration>
    <meta:generator>LibreOffice/3.6$Windows_x86 LibreOffice_project/e29a214-2bbed72-0621de6-a97528c-8f066d</meta:generator>
    <meta:document-statistic meta:table-count="3" meta:image-count="0" meta:object-count="0" meta:page-count="4" meta:paragraph-count="75" meta:word-count="728" meta:character-count="5316" meta:non-whitespace-character-count="4671"/>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